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-0.101cm" fo:margin-right="0cm" fo:line-height="100%" fo:text-indent="0cm" style:auto-text-indent="false"/>
      <style:text-properties style:font-name="Courier" officeooo:rsid="001a1153" officeooo:paragraph-rsid="001a1153"/>
    </style:style>
    <style:style style:name="P4" style:family="paragraph" style:parent-style-name="Standard">
      <style:paragraph-properties fo:margin-left="-0.101cm" fo:margin-right="0cm" fo:line-height="100%" fo:text-indent="0cm" style:auto-text-indent="false"/>
      <style:text-properties style:font-name="Courier" officeooo:rsid="001a1153" officeooo:paragraph-rsid="0034c6c0"/>
    </style:style>
    <style:style style:name="P5" style:family="paragraph" style:parent-style-name="Standard">
      <style:paragraph-properties fo:margin-left="-0.101cm" fo:margin-right="0cm" fo:line-height="100%" fo:text-indent="0cm" style:auto-text-indent="false"/>
      <style:text-properties style:font-name="Courier" officeooo:rsid="001c12f1" officeooo:paragraph-rsid="001c12f1"/>
    </style:style>
    <style:style style:name="P6" style:family="paragraph" style:parent-style-name="Standard">
      <style:paragraph-properties fo:margin-left="-0.101cm" fo:margin-right="0cm" fo:line-height="100%" fo:text-indent="0cm" style:auto-text-indent="false"/>
      <style:text-properties style:font-name="Courier" style:text-underline-style="solid" style:text-underline-type="double" style:text-underline-width="auto" style:text-underline-color="font-color" officeooo:rsid="0020b96a" officeooo:paragraph-rsid="0020b96a"/>
    </style:style>
    <style:style style:name="P7" style:family="paragraph" style:parent-style-name="Standard">
      <style:paragraph-properties fo:margin-left="-0.101cm" fo:margin-right="0cm" fo:line-height="100%" fo:text-indent="0cm" style:auto-text-indent="false"/>
      <style:text-properties style:font-name="Courier" style:text-underline-style="none" officeooo:rsid="0020b96a" officeooo:paragraph-rsid="0020b96a"/>
    </style:style>
    <style:style style:name="P8" style:family="paragraph" style:parent-style-name="Standard">
      <style:paragraph-properties fo:margin-left="-0.101cm" fo:margin-right="0cm" fo:line-height="100%" fo:text-indent="0cm" style:auto-text-indent="false"/>
      <style:text-properties style:font-name="Courier" style:text-underline-style="none" officeooo:rsid="002699a6" officeooo:paragraph-rsid="002699a6"/>
    </style:style>
    <style:style style:name="P9" style:family="paragraph" style:parent-style-name="Standard">
      <style:paragraph-properties fo:margin-left="-0.101cm" fo:margin-right="0cm" fo:line-height="100%" fo:text-indent="0cm" style:auto-text-indent="false"/>
      <style:text-properties style:font-name="Courier" style:text-underline-style="none" officeooo:rsid="001a1153" officeooo:paragraph-rsid="002699a6"/>
    </style:style>
    <style:style style:name="P10" style:family="paragraph" style:parent-style-name="Standard">
      <style:paragraph-properties fo:margin-left="-0.101cm" fo:margin-right="0cm" fo:line-height="100%" fo:text-indent="0cm" style:auto-text-indent="false"/>
      <style:text-properties style:font-name="Courier" style:text-underline-style="none" officeooo:rsid="001a1153" officeooo:paragraph-rsid="0034c6c0"/>
    </style:style>
    <style:style style:name="P11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officeooo:rsid="001a1153" officeooo:paragraph-rsid="001a1153" style:font-size-asian="10pt" style:font-size-complex="10pt"/>
    </style:style>
    <style:style style:name="P12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officeooo:rsid="001a1153" officeooo:paragraph-rsid="0034c6c0" style:font-size-asian="10pt" style:font-size-complex="10pt"/>
    </style:style>
    <style:style style:name="P13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officeooo:rsid="001c12f1" officeooo:paragraph-rsid="001a1153" style:font-size-asian="10pt" style:font-size-complex="10pt"/>
    </style:style>
    <style:style style:name="P14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officeooo:rsid="0034c6c0" officeooo:paragraph-rsid="0034c6c0" style:font-size-asian="10pt" style:font-size-complex="10pt"/>
    </style:style>
    <style:style style:name="P15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style:text-underline-style="none" officeooo:rsid="0020b96a" officeooo:paragraph-rsid="0020b96a" style:font-size-asian="10pt" style:font-size-complex="10pt"/>
    </style:style>
    <style:style style:name="P16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style:text-underline-style="none" officeooo:rsid="0020b96a" officeooo:paragraph-rsid="0024082e" style:font-size-asian="10pt" style:font-size-complex="10pt"/>
    </style:style>
    <style:style style:name="P17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style:text-underline-style="none" officeooo:rsid="002699a6" officeooo:paragraph-rsid="002699a6" style:font-size-asian="10pt" style:font-size-complex="10pt"/>
    </style:style>
    <style:style style:name="P18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style:text-underline-style="none" officeooo:rsid="002699a6" officeooo:paragraph-rsid="00354a64" style:font-size-asian="10pt" style:font-size-complex="10pt"/>
    </style:style>
    <style:style style:name="P19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style:text-underline-style="none" officeooo:rsid="00360b12" officeooo:paragraph-rsid="00360b12" style:font-size-asian="10pt" style:font-size-complex="10pt"/>
    </style:style>
    <style:style style:name="P20" style:family="paragraph" style:parent-style-name="Standard">
      <style:paragraph-properties fo:margin-left="-0.101cm" fo:margin-right="0cm" fo:line-height="100%" fo:text-indent="0cm" style:auto-text-indent="false"/>
      <style:text-properties style:font-name="Courier" fo:font-size="10pt" style:text-underline-style="none" fo:font-weight="bold" officeooo:rsid="002699a6" officeooo:paragraph-rsid="002699a6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-0.101cm" fo:margin-right="0cm" fo:line-height="100%" fo:text-indent="0cm" style:auto-text-indent="false"/>
      <style:text-properties style:font-name="Courier" fo:font-size="10pt" style:text-underline-style="none" officeooo:rsid="003d4894" officeooo:paragraph-rsid="003d4894" style:font-size-asian="10pt" style:font-size-complex="10pt"/>
    </style:style>
    <style:style style:name="P22" style:family="paragraph" style:parent-style-name="Text_20_body">
      <style:paragraph-properties fo:margin-left="-0.101cm" fo:margin-right="0cm" fo:line-height="100%" fo:text-indent="0cm" style:auto-text-indent="false"/>
      <style:text-properties style:font-name="Liberation Serif" style:text-underline-style="none" officeooo:rsid="00360b12" officeooo:paragraph-rsid="00360b12"/>
    </style:style>
    <style:style style:name="P23" style:family="paragraph" style:parent-style-name="Standard">
      <style:paragraph-properties fo:margin-left="0cm" fo:margin-right="0cm" fo:line-height="100%" fo:text-indent="0cm" style:auto-text-indent="false"/>
      <style:text-properties style:font-name="Courier" fo:font-size="10pt" officeooo:rsid="001a1153" officeooo:paragraph-rsid="001c486d" style:font-size-asian="10pt" style:font-size-complex="10pt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style:font-name="Courier" style:text-underline-style="none" officeooo:rsid="001a1153" officeooo:paragraph-rsid="003c0af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style:text-underline-style="solid" style:text-underline-width="auto" style:text-underline-color="font-color" officeooo:paragraph-rsid="001c486d"/>
    </style:style>
    <style:style style:name="P27" style:family="paragraph" style:parent-style-name="Text_20_body">
      <style:text-properties style:font-name="Courier" fo:font-size="10pt" officeooo:rsid="0032d2d9" officeooo:paragraph-rsid="0032d2d9" style:font-size-asian="10pt" style:font-size-complex="10pt"/>
    </style:style>
    <style:style style:name="P28" style:family="paragraph" style:parent-style-name="Text_20_body">
      <style:text-properties officeooo:rsid="00296401" officeooo:paragraph-rsid="00296401"/>
    </style:style>
    <style:style style:name="P29" style:family="paragraph" style:parent-style-name="Text_20_body">
      <style:text-properties officeooo:rsid="002b31d8" officeooo:paragraph-rsid="002b31d8"/>
    </style:style>
    <style:style style:name="P30" style:family="paragraph" style:parent-style-name="Text_20_body">
      <style:text-properties officeooo:rsid="002ff82e" officeooo:paragraph-rsid="002ff82e"/>
    </style:style>
    <style:style style:name="P31" style:family="paragraph" style:parent-style-name="Text_20_body">
      <style:text-properties officeooo:rsid="002ff82e" officeooo:paragraph-rsid="003d013f"/>
    </style:style>
    <style:style style:name="P32" style:family="paragraph" style:parent-style-name="Text_20_body">
      <style:text-properties officeooo:rsid="0032d2d9" officeooo:paragraph-rsid="0032d2d9"/>
    </style:style>
    <style:style style:name="P33" style:family="paragraph" style:parent-style-name="Text_20_body">
      <style:text-properties officeooo:paragraph-rsid="0032d2d9"/>
    </style:style>
    <style:style style:name="P34" style:family="paragraph" style:parent-style-name="Text_20_body">
      <style:text-properties officeooo:rsid="0034c6c0" officeooo:paragraph-rsid="0034c6c0"/>
    </style:style>
    <style:style style:name="P35" style:family="paragraph" style:parent-style-name="Text_20_body">
      <style:text-properties officeooo:rsid="00360b12" officeooo:paragraph-rsid="00360b12"/>
    </style:style>
    <style:style style:name="P36" style:family="paragraph" style:parent-style-name="Text_20_body">
      <style:text-properties officeooo:rsid="003d4894" officeooo:paragraph-rsid="003d4894"/>
    </style:style>
    <style:style style:name="P37" style:family="paragraph" style:parent-style-name="Text_20_body">
      <style:text-properties style:font-name="Courier" style:text-underline-style="none" officeooo:rsid="001a1153"/>
    </style:style>
    <style:style style:name="P38" style:family="paragraph" style:parent-style-name="Heading_20_2">
      <style:text-properties officeooo:paragraph-rsid="002c6f7a"/>
    </style:style>
    <style:style style:name="P39" style:family="paragraph" style:parent-style-name="Heading_20_2">
      <style:text-properties officeooo:paragraph-rsid="003d013f"/>
    </style:style>
    <style:style style:name="P40" style:family="paragraph" style:parent-style-name="Heading_20_2">
      <style:text-properties officeooo:rsid="00296401"/>
    </style:style>
    <style:style style:name="T1" style:family="text">
      <style:text-properties officeooo:rsid="001f147b"/>
    </style:style>
    <style:style style:name="T2" style:family="text">
      <style:text-properties officeooo:rsid="0020b96a"/>
    </style:style>
    <style:style style:name="T3" style:family="text">
      <style:text-properties officeooo:rsid="0024082e"/>
    </style:style>
    <style:style style:name="T4" style:family="text">
      <style:text-properties style:font-name="Courier" officeooo:rsid="002ff82e"/>
    </style:style>
    <style:style style:name="T5" style:family="text">
      <style:text-properties officeooo:rsid="002699a6"/>
    </style:style>
    <style:style style:name="T6" style:family="text">
      <style:text-properties officeooo:rsid="0027f6b3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2c6f7a"/>
    </style:style>
    <style:style style:name="T10" style:family="text">
      <style:text-properties officeooo:rsid="002f40b8"/>
    </style:style>
    <style:style style:name="T11" style:family="text">
      <style:text-properties officeooo:rsid="002ff82e"/>
    </style:style>
    <style:style style:name="T12" style:family="text">
      <style:text-properties style:text-position="sub 58%" style:font-name="Courier" officeooo:rsid="002ff82e"/>
    </style:style>
    <style:style style:name="T13" style:family="text">
      <style:text-properties officeooo:rsid="0032d2d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ac59" style:font-weight-asian="bold" style:font-weight-complex="bold"/>
    </style:style>
    <style:style style:name="T16" style:family="text">
      <style:text-properties fo:font-weight="bold" officeooo:rsid="0020b96a" style:font-weight-asian="bold" style:font-weight-complex="bold"/>
    </style:style>
    <style:style style:name="T17" style:family="text">
      <style:text-properties officeooo:rsid="003b800c"/>
    </style:style>
    <style:style style:name="T18" style:family="text">
      <style:text-properties officeooo:rsid="003d489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4711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Zadanie <text:span text:style-name="T2">1</text:span></text:h>
      <text:p text:style-name="P11"><text:span text:style-name="T14">class</text:span> A {</text:p>
      <text:p text:style-name="P11"><text:span text:style-name="T14">public</text:span>:</text:p>
      <text:p text:style-name="P11"><text:s text:c="4"/><text:span text:style-name="T14">int</text:span> x() { <text:span text:style-name="T14">return</text:span> 1; } <text:s text:c="3"/></text:p>
      <text:p text:style-name="P11"><text:s text:c="4"/><text:span text:style-name="T14">int</text:span> y() { <text:span text:style-name="T14">return</text:span> 2; }</text:p>
      <text:p text:style-name="P11"><text:s text:c="4"/><text:span text:style-name="T14">virtual int</text:span> z() { <text:span text:style-name="T14">return</text:span> 3; }</text:p>
      <text:p text:style-name="P11">};</text:p>
      <text:p text:style-name="P11"/>
      <text:p text:style-name="P11"><text:span text:style-name="T14">class</text:span> B : <text:span text:style-name="T14">public</text:span> A {</text:p>
      <text:p text:style-name="P11"><text:span text:style-name="T14">public</text:span>:</text:p>
      <text:p text:style-name="P11"><text:s text:c="4"/><text:span text:style-name="T14">int</text:span> y() { <text:span text:style-name="T14">return</text:span> 22; }</text:p>
      <text:p text:style-name="P11"><text:s text:c="4"/><text:span text:style-name="T14">int</text:span> z(){ <text:span text:style-name="T14">return</text:span> 33; }</text:p>
      <text:p text:style-name="P11">};</text:p>
      <text:p text:style-name="P11"/>
      <text:p text:style-name="P12"><text:span text:style-name="T14">class</text:span> C {</text:p>
      <text:p text:style-name="P12"><text:span text:style-name="T14">public</text:span>:</text:p>
      <text:p text:style-name="P12"><text:s text:c="4"/><text:span text:style-name="T14">int</text:span> cax(A* a) { <text:span text:style-name="T14">return</text:span> a-&gt;x(); } <text:s text:c="2"/></text:p>
      <text:p text:style-name="P12"><text:s text:c="4"/><text:span text:style-name="T14">int</text:span> cay(A* a) { <text:span text:style-name="T14">return</text:span> a-&gt;y(); } <text:s text:c="2"/></text:p>
      <text:p text:style-name="P12"><text:s text:c="4"/><text:span text:style-name="T14">int</text:span> caz(A* a) { <text:span text:style-name="T14">return</text:span> a-&gt;z(); } <text:s/></text:p>
      <text:p text:style-name="P12"><text:s text:c="4"/><text:span text:style-name="T14">int</text:span> cby(B* b) { <text:span text:style-name="T14">return</text:span> b-&gt;y(); }</text:p>
      <text:p text:style-name="P12"><text:s text:c="4"/><text:span text:style-name="T14">int</text:span> cbz(B* b) { <text:span text:style-name="T14">return</text:span> b-&gt;z(); }</text:p>
      <text:p text:style-name="P11">};</text:p>
      <text:p text:style-name="P3"/>
      <text:p text:style-name="Text_20_body">Co będzie wynikiem działania programów:</text:p>
      <text:p text:style-name="P25">Program 1: </text:p>
      <text:p text:style-name="P11"><text:s text:c="4"/>A* a = <text:span text:style-name="T14">new</text:span> A();</text:p>
      <text:p text:style-name="P12"><text:s text:c="4"/>B* b = <text:span text:style-name="T14">new</text:span> B();</text:p>
      <text:p text:style-name="P12"><text:s text:c="4"/>C* c = <text:span text:style-name="T14">new</text:span> C();</text:p>
      <text:p text:style-name="P12"><text:s text:c="4"/><text:span text:style-name="T14">std::cout</text:span> &lt;&lt; c-&gt;cax(a) &lt;&lt; <text:span text:style-name="T14">std::endl</text:span>;</text:p>
      <text:p text:style-name="P11"><text:s text:c="4"/><text:span text:style-name="T14">std::cout</text:span> &lt;&lt; c-&gt;cax(b) &lt;&lt; <text:span text:style-name="T14">std::endl</text:span>;</text:p>
      <text:p text:style-name="P13"/>
      <text:p text:style-name="P5"/>
      <text:p text:style-name="P25">Program 2: </text:p>
      <text:p text:style-name="P11"><text:s text:c="4"/>B* b = <text:span text:style-name="T14">new</text:span> B();</text:p>
      <text:p text:style-name="P11"><text:s text:c="4"/>C* c = <text:span text:style-name="T14">new</text:span> C();</text:p>
      <text:p text:style-name="P12"><text:s text:c="4"/><text:span text:style-name="T14">std::cout</text:span> &lt;&lt; c-&gt;cay(b) &lt;&lt; <text:span text:style-name="T14">std::cout</text:span>;</text:p>
      <text:p text:style-name="P4"><text:span text:style-name="T7"><text:s text:c="4"/></text:span><text:span text:style-name="T8">std::cout</text:span><text:span text:style-name="T7"> &lt;&lt; c-&gt;cby(b) &lt;&lt; </text:span><text:span text:style-name="T8">std::cout</text:span><text:span text:style-name="T7">;</text:span></text:p>
      <text:p text:style-name="P3"/>
      <text:p text:style-name="P3"/>
      <text:p text:style-name="P26">Program <text:span text:style-name="T1">3</text:span>: </text:p>
      <text:p text:style-name="P23"/>
      <text:p text:style-name="P11"><text:s text:c="4"/>A* a = new A();</text:p>
      <text:p text:style-name="P11"><text:s text:c="4"/>B* b = new B();</text:p>
      <text:p text:style-name="P11"><text:s text:c="4"/>C* c = new C();</text:p>
      <text:p text:style-name="P12"><text:s text:c="4"/><text:span text:style-name="T14">std::cout</text:span> &lt;&lt; c-&gt;caz(a) &lt;&lt; <text:span text:style-name="T14">std::cout</text:span>;</text:p>
      <text:p text:style-name="P12"><text:s text:c="4"/><text:span text:style-name="T14">std::cout</text:span> &lt;&lt; c-&gt;caz(b) &lt;&lt; <text:span text:style-name="T14">std::cout</text:span>;</text:p>
      <text:p text:style-name="P12"><text:s text:c="4"/><text:span text:style-name="T14">std::cout</text:span> &lt;&lt; c-&gt;cbz(b) &lt;&lt; <text:span text:style-name="T14">std::cout</text:span>;</text:p>
      <text:p text:style-name="P11"/>
      <text:p text:style-name="P3"/>
      <text:p text:style-name="P3"/>
      <text:h text:style-name="Heading_20_2" text:outline-level="2"><text:soft-page-break/>Zadanie 2</text:h>
      <text:p text:style-name="P6"/>
      <text:p text:style-name="P15"><text:span text:style-name="T14">class</text:span> <text:span text:style-name="T3">KlasaCpp</text:span> {</text:p>
      <text:p text:style-name="P15"><text:span text:style-name="T14">public</text:span>: </text:p>
      <text:p text:style-name="P15"><text:s text:c="4"/><text:span text:style-name="T14">virtual int</text:span> foo() = 0;</text:p>
      <text:p text:style-name="P15">};</text:p>
      <text:p text:style-name="Text_20_body"/>
      <text:p text:style-name="Text_20_body"><text:span text:style-name="T6">C</text:span>o jest wynikiem wywołania:</text:p>
      <text:p text:style-name="P16"><text:span text:style-name="T3">KlasaCpp</text:span>* x = <text:span text:style-name="T14">new</text:span> <text:span text:style-name="T3">KlasaCpp</text:span>();</text:p>
      <text:p text:style-name="P15"><text:span text:style-name="T15">std::</text:span><text:span text:style-name="T14">cout</text:span> &lt;&lt; x-&gt;foo() &lt;&lt; <text:span text:style-name="T15">std::</text:span><text:span text:style-name="T14">endl</text:span>;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Zadanie <text:span text:style-name="T5">3</text:span></text:h>
      <text:p text:style-name="P7"/>
      <text:p text:style-name="P20">#include &lt;iostream&gt;</text:p>
      <text:p text:style-name="P17"/>
      <text:p text:style-name="P17"><text:span text:style-name="T14">class</text:span> Counter {</text:p>
      <text:p text:style-name="P17"><text:span text:style-name="T14">private</text:span>:</text:p>
      <text:p text:style-name="P17"><text:tab/> <text:span text:style-name="T14">static int</text:span> _x;<text:tab/></text:p>
      <text:p text:style-name="P17"><text:span text:style-name="T14">public</text:span>:</text:p>
      <text:p text:style-name="P17"><text:s text:c="5"/>Counter(int x) { _x = x;}<text:tab/></text:p>
      <text:p text:style-name="P17"><text:tab/><text:span text:style-name="T14">void</text:span> inc() { _x++; }<text:tab/></text:p>
      <text:p text:style-name="P17"><text:tab/><text:span text:style-name="T14">int</text:span> getState() { return _x; }</text:p>
      <text:p text:style-name="P17">};</text:p>
      <text:p text:style-name="P17"><text:span text:style-name="T14">int</text:span> Counter::_x = 0;</text:p>
      <text:p text:style-name="P8"/>
      <text:p text:style-name="Text_20_body"><text:span text:style-name="T6">C</text:span>o jest wynikiem wywołania:</text:p>
      <text:p text:style-name="P17"><text:s text:c="4"/>Counter* c1 = <text:span text:style-name="T14">new</text:span> Counter(10);</text:p>
      <text:p text:style-name="P17"><text:s text:c="4"/>Counter* c2 = <text:span text:style-name="T14">new</text:span> Counter(100);</text:p>
      <text:p text:style-name="P17"><text:s text:c="4"/>c1-&gt;inc();</text:p>
      <text:p text:style-name="P17"><text:s text:c="4"/>c2-&gt;inc();</text:p>
      <text:p text:style-name="P18"><text:s text:c="4"/><text:span text:style-name="T15">std::</text:span><text:span text:style-name="T16">cout</text:span> &lt;&lt; c1-&gt;getState() &lt;&lt; <text:span text:style-name="T15">std::</text:span><text:span text:style-name="T16">endl</text:span>;</text:p>
      <text:p text:style-name="P18"><text:s text:c="4"/><text:span text:style-name="T15">std::</text:span><text:span text:style-name="T16">cout</text:span> &lt;&lt; c2-&gt;getState() &lt;&lt; <text:span text:style-name="T15">std::</text:span><text:span text:style-name="T16">endl</text:span>;</text:p>
      <text:p text:style-name="P17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Heading_20_2" text:outline-level="2">Zadanie 4</text:h>
      <text:p text:style-name="P7"/>
      <text:p text:style-name="P35">Co zostanie wypisane w konsoli po wpisaniu polecenia:</text:p>
      <text:p text:style-name="P2">./app paramValue1 paramValue2</text:p>
      <text:p text:style-name="P7"/>
      <text:p text:style-name="P22">Jeśli program app jest wynikiem kompilacji kodu:</text:p>
      <text:p text:style-name="P19">int main(int argc, char *argv[])</text:p>
      <text:p text:style-name="P19">{</text:p>
      <text:p text:style-name="P19"><text:s text:c="4"/>for(int i = 0; i!= argc; ++i)</text:p>
      <text:p text:style-name="P19"><text:s text:c="4"/><text:span text:style-name="T17"><text:s text:c="4"/></text:span>cout &lt;&lt; argv[i] &lt;&lt; endl;</text:p>
      <text:p text:style-name="P19"><text:s text:c="4"/>return 0;</text:p>
      <text:p text:style-name="P19">}</text:p>
      <text:p text:style-name="P7"/>
      <text:p text:style-name="P7"/>
      <text:p text:style-name="P7"/>
      <text:p text:style-name="P24"/>
      <text:h text:style-name="P38" text:outline-level="2">Zadanie <text:span text:style-name="T9">5</text:span></text:h>
      <text:p text:style-name="Text_20_body">Napisz <text:span text:style-name="T17">fragment kodu wypisujący na standardowe wyjście dziesięć pierwszych liczb parzystych</text:span></text:p>
      <text:h text:style-name="Heading_20_2" text:outline-level="2"/>
      <text:p text:style-name="Text_20_body"/>
      <text:p text:style-name="Text_20_body"/>
      <text:p text:style-name="Text_20_body"/>
      <text:p text:style-name="P37"/>
      <text:h text:style-name="P39" text:outline-level="2">Zadanie<text:span text:style-name="T20"> 6</text:span></text:h>
      <text:p text:style-name="P31">Napisz kod programu losującego dziesięciokrotnie liczbę całkowitą z przedziału od 0 do 10 i wypisujący ją na ekran jeśli jest równa numerowi losowania. Przykład: jeśli program w trzecim losowaniu wylosuje liczbę 3 to zostanie ona wypisana na ekran. Losowania numerujemy nietypowo <text:s/>od 1 (nie ma losowania zerowego).</text:p>
      <text:p text:style-name="P36">Wskazówka: możesz skorzystać z biblioteki standardowej <text:span text:style-name="T14">random</text:span>.</text:p>
      <text:p text:style-name="P21"><text:span text:style-name="T14">std::random_device</text:span> rd;</text:p>
      <text:p text:style-name="P21"><text:span text:style-name="T14">std::default_random_engine</text:span> engine(rd());//zrobienie silnika</text:p>
      <text:p text:style-name="P21"><text:span text:style-name="T14">std::uniform_int_distribution</text:span>&lt;int&gt; dist(min, max);//tworzy rozkład liczb nautralnych od <text:span text:style-name="T19">min</text:span> do <text:span text:style-name="T19">max</text:span></text:p>
      <text:p text:style-name="P21">int randomElement=dist(engine);//losuje liczbę z rozkładu <text:span text:style-name="T19">dist</text:span></text:p>
      <text:p text:style-name="P10"/>
      <text:p text:style-name="P14"/>
      <text:p text:style-name="P34"/>
      <text:p text:style-name="P34"><text:soft-page-break/></text:p>
      <text:h text:style-name="P40" text:outline-level="2">Pytanie testowe</text:h>
      <text:p text:style-name="Text_20_body"/>
      <text:p text:style-name="P28">1. Tablice są zbiorami elementów:</text:p>
      <text:p text:style-name="P28">a) dowolnego typu</text:p>
      <text:p text:style-name="P28">b) tego samego typu </text:p>
      <text:p text:style-name="P28"/>
      <text:p text:style-name="P28">2. Dostęp do tablicy odbywa się przez</text:p>
      <text:p text:style-name="P28">a) iterator</text:p>
      <text:p text:style-name="P28">b) indeks</text:p>
      <text:p text:style-name="P28">c) obie odpowiedzi prawidłowe</text:p>
      <text:p text:style-name="P28"/>
      <text:p text:style-name="P28">3. Czym jest tablica dynamiczna?</text:p>
      <text:p text:style-name="P28"/>
      <text:p text:style-name="P28"/>
      <text:p text:style-name="P28">4. Dostęp do pola struktury odbywa się przez wykorzystanie operatora </text:p>
      <text:p text:style-name="P28">a) &amp;</text:p>
      <text:p text:style-name="P28">b) .</text:p>
      <text:p text:style-name="P28">c) *</text:p>
      <text:p text:style-name="P28"/>
      <text:p text:style-name="P29">5. Jak poprawnie zwolnić pamięć tak stworzonego obiektu:</text:p>
      <text:p text:style-name="P1">Foo* f = <text:span text:style-name="T14">new</text:span> Foo[N];</text:p>
      <text:p text:style-name="P1"/>
      <text:p text:style-name="Text_20_body"/>
      <text:p text:style-name="Text_20_body"/>
      <text:p text:style-name="Text_20_body">6. <text:span text:style-name="T10">Czy można stworzyć instancję klasy, której konstruktor jest prywatny? A jeśli tak, to jak stworzyć instancję takiej klasy?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22:24:08.805417563</meta:creation-date>
    <dc:date>2021-10-06T11:38:32.323569321</dc:date>
    <meta:editing-duration>PT13H20M3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4" meta:paragraph-count="100" meta:word-count="470" meta:character-count="2912" meta:non-whitespace-character-count="2367"/>
  </office:meta>
</office:document-meta>
</file>